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ssControl.doCheckExecutionCondition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ccessControl.manipulateCredential( Accreditable accreditable , Role role , String operation , String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ccessControl.setSSLProtected( boolean ss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cessControl.getParen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.ge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ssControl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ccessControl.isAncestorSSLProtec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cessControl.getPolicies( boolean inheri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ccessControl.getSubtree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.initParamet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ccessControl.get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.getCredentials( boolean inher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ccessControl.containsCredential( ModifiablePolicy policy , Accreditable accreditable , Role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cessControl.isSSLPro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cessControl.getAccreditable( String type ,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cessControl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Control.getPolicy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